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AD6C001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15cm" svg:y="0.36cm" svg:width="16.773cm" svg:height="12.495cm" draw:z-index="0"><draw:image xlink:href="Pictures/100000000000033000000264AD6C00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25:26</meta:creation-date>
    <meta:editing-duration>PT00H01M21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04T14:26:46</dc:date>
    <dc:creator>Juan Rodriguez</dc:creator>
    <meta:template xlink:type="simple" xlink:actuate="onRequest" xlink:title="redaccion" xlink:href="../redaccion.ott" meta:date="2011-03-04T14:25:25"/>
  </office:meta>
</office:document-meta>
</file>